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Mono Uralic" svg:font-family="'Mono Uralic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558cm" style:rel-column-width="1215*"/>
    </style:style>
    <style:style style:name="Таблица1.B" style:family="table-column">
      <style:table-column-properties style:column-width="5.466cm" style:rel-column-width="1195*"/>
    </style:style>
    <style:style style:name="Таблица1.C" style:family="table-column">
      <style:table-column-properties style:column-width="5.974cm" style:rel-column-width="1306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-left="none" fo:border-right="0.018cm solid #000000" fo:border-top="none" fo:border-bottom="none" style:writing-mode="lr-tb"/>
    </style:style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paragraph-properties fo:text-align="start" style:justify-single-word="false"/>
      <style:text-properties style:font-name="Droid 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4pt"/>
    </style:style>
    <style:style style:name="P4" style:family="paragraph" style:parent-style-name="Standard">
      <style:paragraph-properties fo:text-align="center" style:justify-single-word="false"/>
      <style:text-properties style:font-name="FreeSans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22pt"/>
    </style:style>
    <style:style style:name="P6" style:family="paragraph" style:parent-style-name="Standard">
      <style:paragraph-properties fo:text-align="end" style:justify-single-word="false"/>
      <style:text-properties style:font-name="FreeSans"/>
    </style:style>
    <style:style style:name="P7" style:family="paragraph" style:parent-style-name="Table_20_Contents">
      <style:paragraph-properties fo:text-align="start" style:justify-single-word="false"/>
      <style:text-properties style:font-name="Droid Sans"/>
    </style:style>
    <style:style style:name="P8" style:family="paragraph" style:parent-style-name="Table_20_Contents">
      <style:paragraph-properties fo:text-align="start" style:justify-single-word="false"/>
      <style:text-properties style:font-name="Mono Uralic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FreeSans"/>
    </style:style>
    <style:style style:name="P10" style:family="paragraph" style:parent-style-name="Standard">
      <style:paragraph-properties fo:text-align="start" style:justify-single-word="false"/>
      <style:text-properties style:font-name="Droid Sans" fo:font-size="16pt"/>
    </style:style>
    <style:style style:name="P11" style:family="paragraph" style:parent-style-name="Standard">
      <style:paragraph-properties fo:text-align="center" style:justify-single-word="false"/>
      <style:text-properties style:font-name="Droid Sans" fo:font-size="16pt"/>
    </style:style>
    <style:style style:name="P12" style:family="paragraph" style:parent-style-name="Standard">
      <style:paragraph-properties fo:text-align="center" style:justify-single-word="false"/>
      <style:text-properties style:font-name="FreeSans"/>
    </style:style>
    <style:style style:name="P13" style:family="paragraph" style:parent-style-name="Standard">
      <style:paragraph-properties fo:text-align="start" style:justify-single-word="false"/>
      <style:text-properties style:font-name="FreeSans"/>
    </style:style>
    <style:style style:name="P14" style:family="paragraph" style:parent-style-name="Standard">
      <style:paragraph-properties fo:text-align="center" style:justify-single-word="false" fo:hyphenation-ladder-count="no-limit" style:text-autospace="none" style:snap-to-layout-grid="false"/>
      <style:text-properties fo:font-size="10pt" fo:language="uk" fo:country="UA" style:font-size-asian="10pt" fo:hyphenate="fals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0pt" fo:language="uk" fo:country="UA" style:font-size-asian="10pt"/>
    </style:style>
    <style:style style:name="P16" style:family="paragraph" style:parent-style-name="Standard">
      <style:text-properties style:font-name="FreeMono"/>
    </style:style>
    <style:style style:name="T1" style:family="text">
      <style:text-properties style:font-name="Droid Sans" fo:font-size="16pt"/>
    </style:style>
    <style:style style:name="T2" style:family="text">
      <style:text-properties fo:font-size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Національний Технічний Університет України </text:p>
      <text:p text:style-name="P3">“Київський Політехнічний Інститут”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Лабораторна робота № 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Виконав студент 2 курсу</text:p>
      <text:p text:style-name="P6">групи ІО-82</text:p>
      <text:p text:style-name="P6">Гер'ятович Ярослав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Київ 2010</text:span></text:p>
      <text:p text:style-name="P9"><text:span text:style-name="T1">Варіант:</text:span></text:p>
      <text:p text:style-name="P13"><text:span text:style-name="T1">1 спосіб</text:span></text:p>
      <text:p text:style-name="P13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ДК</text:p>
          </table:table-cell>
          <table:table-cell table:style-name="Таблица1.B1" office:value-type="string">
            <text:p text:style-name="P15">ПК</text:p>
          </table:table-cell>
          <table:table-cell table:style-name="Таблица1.C1" office:value-type="string">
            <text:p text:style-name="P15">ПК</text:p>
          </table:table-cell>
        </table:table-row>
      </table:table>
      <text:p text:style-name="Standard"/>
      <text:p text:style-name="P16">\- <text:s text:c="4"/>---------------------------------------------------------</text:p>
      <text:p text:style-name="P16">link l3: ct \лічильник</text:p>
      <text:p text:style-name="P16">accept r12:0 \перший регістр результату</text:p>
      <text:p text:style-name="P16">accept r9: 0fff9h \ перше число</text:p>
      <text:p text:style-name="P16">accept r10: 0fffbh \ друге число</text:p>
      <text:p text:style-name="P16">accept r11:17 \ лічильник</text:p>
      <text:p text:style-name="P16">\----------------------------------------------------------</text:p>
      <text:p text:style-name="P16">{and r8,r9,8000h;load rm,flags;} \перевірка старшого роряду Х</text:p>
      <text:p text:style-name="P16">{cjp rm_z, notz1;} \ якщо 0 то ідем далі</text:p>
      <text:p text:style-name="P16">{xor r9,0ffffh;} \якщо 1 то обертаємо число</text:p>
      <text:p text:style-name="P16">{add r9,z,nz;} \ і додаємо 1</text:p>
      <text:p text:style-name="P16">{add r7,z,nz;} \ заносимо в р7 помітку так як число від’ємне</text:p>
      <text:p text:style-name="P16">notz1 \ якщо додатнє</text:p>
      <text:p text:style-name="P16">{and r8,r10,8000h;load rm,flags;} \перевіряємо старший біт У</text:p>
      <text:p text:style-name="P16">{cjp rm_z, notz2;} \ якщо 1 то</text:p>
      <text:p text:style-name="P16">{xor r10,0ffffh;} \обертаємо число</text:p>
      <text:p text:style-name="P16">{xor r7,r7,1;} \ і ксоримо р7</text:p>
      <text:p text:style-name="P16">notz2 {load rm,z;} \обнуляємо флаги</text:p>
      <text:p text:style-name="P16"></text:p>
      <text:p text:style-name="P16">begin {cjp not rm_c, lab1;} \якщо перенос </text:p>
      <text:p text:style-name="P16">{add r12,r10;} \то додаємо до р12 вміст р10</text:p>
      <text:p text:style-name="P16">lab1 {or srl, r12,r12,z;} \зсуваємо вправо р12</text:p>
      <text:p text:style-name="P16">{or sr.9, r9,r9,z;} \ зсуваємо вправо р10 враховуючи флаг переносу</text:p>
      <text:p text:style-name="P16">{sub r11,r11,z,z; load rm,flags;cem_c;} \декремент лічильника</text:p>
      <text:p text:style-name="P16">{cjp not rm_z,begin;} \якщо лічильник!=0 то виходимо з циклу</text:p>
      <text:p text:style-name="P16">{and r7,r7,1;load rm,flags;} \перевіряємо р7 на 1</text:p>
      <text:p text:style-name="P16">{cjp rm_z, end;} \якщо там 0 то виходимо</text:p>
      <text:p text:style-name="P16">{xor r12,r12,0ffffh;} \якщо 1 то обертаємо результат</text:p>
      <text:p text:style-name="P16">{xor r9,r9,0ffffh;} \ (другий регістр результату)</text:p>
      <text:p text:style-name="P16">end {} \ finita la comedia</text:p>
      <text:p text:style-name="P16">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Mono Uralic" svg:font-family="'Mono Uralic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Ярослав </meta:initial-creator>
    <meta:creation-date>2010-02-28T23:04:28</meta:creation-date>
    <dc:date>2010-04-26T01:08:12</dc:date>
    <dc:creator>Ярослав </dc:creator>
    <meta:editing-duration>PT03H22M46S</meta:editing-duration>
    <meta:editing-cycles>15</meta:editing-cycles>
    <meta:generator>OpenOffice.org/3.2$Linux OpenOffice.org_project/320m12$Build-9483</meta:generator>
    <meta:document-statistic meta:table-count="1" meta:image-count="0" meta:object-count="0" meta:page-count="2" meta:paragraph-count="43" meta:word-count="210" meta:character-count="1459"/>
  </office:meta>
</office:document-meta>
</file>